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268.61pt"/>
    </style:style>
    <style:style style:name="co3" style:family="table-column">
      <style:table-column-properties fo:break-before="auto" style:column-width="820.54pt"/>
    </style:style>
    <style:style style:name="co4" style:family="table-column">
      <style:table-column-properties fo:break-before="auto" style:column-width="352.74pt"/>
    </style:style>
    <style:style style:name="co5" style:family="table-column">
      <style:table-column-properties fo:break-before="auto" style:column-width="188.36pt"/>
    </style:style>
    <style:style style:name="co6" style:family="table-column">
      <style:table-column-properties fo:break-before="auto" style:column-width="172.9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/>
    </style:style>
    <style:style style:name="ce2" style:family="table-cell" style:parent-style-name="Default">
      <style:text-properties fo:color="#ce18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2" office:value-type="string" calcext:value-type="string">
            <text:p>Test Scenario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cepted Results</text:p>
          </table:table-cell>
          <table:table-cell table:style-name="ce2" office:value-type="string" calcext:value-type="string">
            <text:p>Actual Results</text:p>
          </table:table-cell>
          <table:table-cell table:style-name="ce2" office:value-type="string" calcext:value-type="string">
            <text:p>Pass/Fai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rehouse Country – USA, Online Shopping, By Air</text:p>
          </table:table-cell>
          <table:table-cell office:value-type="string" calcext:value-type="string">
            <text:p>1. Go to site <text:a xlink:href="https://onex.am/" xlink:type="simple">https://onex.am/</text:a> 2. Click on “Shipping Calculator” 3. Choose yhe warehouse Country 4. Click “Online Shopping” 5. Click “By Air” 6. Enter Weight</text:p>
          </table:table-cell>
          <table:table-cell office:value-type="string" calcext:value-type="string">
            <text:p>Weight = 10 kg</text:p>
          </table:table-cell>
          <table:table-cell office:value-type="string" calcext:value-type="string">
            <text:p>Shipping Cost = 35000 AMD</text:p>
          </table:table-cell>
          <table:table-cell office:value-type="string" calcext:value-type="string">
            <text:p>35000 AM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rehouse Country – USA, Personal Parcel, By Air</text:p>
          </table:table-cell>
          <table:table-cell office:value-type="string" calcext:value-type="string">
            <text:p><text:span text:style-name="T1">1. Go to site https://onex.am/ 2. Click on “Shipping Calculator” 3. Choose the warehouse Country 4</text:span>. Click “Personal Parcel” 5. Click “By Air” 6. Enter Weight</text:p>
          </table:table-cell>
          <table:table-cell office:value-type="string" calcext:value-type="string">
            <text:p>Weight = 300 kg</text:p>
          </table:table-cell>
          <table:table-cell office:value-type="string" calcext:value-type="string">
            <text:p>Shipping Cost = 3000 USD</text:p>
          </table:table-cell>
          <table:table-cell office:value-type="string" calcext:value-type="string">
            <text:p>3000 US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rehouse Country – USA, Online Shopping, By Sea</text:p>
          </table:table-cell>
          <table:table-cell office:value-type="string" calcext:value-type="string">
            <text:p><text:span text:style-name="T1">1. Go to site https://onex.am/ 2. Click on “Shipping Calculator” 3. Choose the warehouse Country 4</text:span>. Click “Online Shopping” 5. Click “By Sea” 6. Enter Weight, Length, Height, Width</text:p>
          </table:table-cell>
          <table:table-cell office:value-type="string" calcext:value-type="string">
            <text:p>Weight = 45 kg, Length = 100 cm, Height = 110 cm, Width = 200cm</text:p>
          </table:table-cell>
          <table:table-cell office:value-type="string" calcext:value-type="string">
            <text:p>Shipping Cost = 440000 AMD</text:p>
          </table:table-cell>
          <table:table-cell office:value-type="string" calcext:value-type="string">
            <text:p>440000 AM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arehouse Country – USA, Personal Parcel, By Sea</text:p>
          </table:table-cell>
          <table:table-cell office:value-type="string" calcext:value-type="string">
            <text:p>1. Go to site https://onex.am/ 2. Click on “Shipping Calculator” 3. Choose the warehouse Country 4. Click “Personal Parcel” 5. Click “By Sea” 6. Enter Weight, Length, Width, Height</text:p>
          </table:table-cell>
          <table:table-cell office:value-type="string" calcext:value-type="string">
            <text:p>Weight = 200 kg, Length = 300 cm, Height = 120 cm, Width = 150 cm</text:p>
          </table:table-cell>
          <table:table-cell office:value-type="string" calcext:value-type="string">
            <text:p>Shipping Cost = 1080000 AMD</text:p>
          </table:table-cell>
          <table:table-cell office:value-type="string" calcext:value-type="string">
            <text:p>1080000 AM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rehouse Country – USA(new), Online Shopping, By Air</text:p>
          </table:table-cell>
          <table:table-cell office:value-type="string" calcext:value-type="string">
            <text:p>1. Go to site https://onex.am/ 2. Click on “Shipping Calculator” 3. Choose the warehouse Country 4. Click “Online Shopping” 5. Click “By Air” 6. Enter Weight</text:p>
          </table:table-cell>
          <table:table-cell office:value-type="string" calcext:value-type="string">
            <text:p>Weight = 1 kg</text:p>
          </table:table-cell>
          <table:table-cell office:value-type="string" calcext:value-type="string">
            <text:p>Shipping Cost = 6000 AMD</text:p>
          </table:table-cell>
          <table:table-cell office:value-type="string" calcext:value-type="string">
            <text:p>6000 AM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arehouse Country – USA(new), Personal Parcel, By Air</text:p>
          </table:table-cell>
          <table:table-cell office:value-type="string" calcext:value-type="string">
            <text:p>1. Go to site https://onex.am/ 2. Click on “Shipping Calculator” 3. Choose the warehouse Country 4. Click “Personal Parcel” 5. Click “By Air” 6. Enter Weight</text:p>
          </table:table-cell>
          <table:table-cell office:value-type="string" calcext:value-type="string">
            <text:p>Weight = 8 kg</text:p>
          </table:table-cell>
          <table:table-cell office:value-type="string" calcext:value-type="string">
            <text:p>Shipping Cost = <text:s/>80 USD</text:p>
          </table:table-cell>
          <table:table-cell office:value-type="string" calcext:value-type="string">
            <text:p>80 US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arehouse Country – USA(new), Online Shopping, By Sea</text:p>
          </table:table-cell>
          <table:table-cell office:value-type="string" calcext:value-type="string">
            <text:p>1. Go to site https://onex.am/ 2. Click on “Shipping Calculator” 3. Choose the warehouse Country 4. Click “Online Shopping” 5. Click “By Sea” 6. Enter Weight</text:p>
          </table:table-cell>
          <table:table-cell office:value-type="string" calcext:value-type="string">
            <text:p>Weight = 15 kg</text:p>
          </table:table-cell>
          <table:table-cell office:value-type="string" calcext:value-type="string">
            <text:p>Shipping Cost = <text:s/>90000 USD</text:p>
          </table:table-cell>
          <table:table-cell office:value-type="string" calcext:value-type="string">
            <text:p>90000 US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rehouse Country – USA(new), Personal Parcel, By Sea</text:p>
          </table:table-cell>
          <table:table-cell office:value-type="string" calcext:value-type="string">
            <text:p>1. Go to site https://onex.am/ 2. Click on “Shipping Calculator” 3. Choose the warehouse Country 4. Click “Personal Parcel” 5. Click “By Sea” 6. Enter Weight</text:p>
          </table:table-cell>
          <table:table-cell office:value-type="string" calcext:value-type="string">
            <text:p>Weight = 350 kg</text:p>
          </table:table-cell>
          <table:table-cell office:value-type="string" calcext:value-type="string">
            <text:p>Shipping Cost = <text:s/>3500 USD</text:p>
          </table:table-cell>
          <table:table-cell office:value-type="string" calcext:value-type="string">
            <text:p>3500 US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rehouse Country – Russia, Online Shopping, By Air</text:p>
          </table:table-cell>
          <table:table-cell office:value-type="string" calcext:value-type="string">
            <text:p>1. Go to site https://onex.am/ 2. Click on “Shipping Calculator” 3. Choose the warehouse Country 4. Click “Online Shopping” 5. Click “By Air” 6. Enter Weight, Length, Width, Height</text:p>
          </table:table-cell>
          <table:table-cell office:value-type="string" calcext:value-type="string">
            <text:p>Weight = 31 kg, Length = 10 cm, Width = 11cm, Height = 21cm</text:p>
          </table:table-cell>
          <table:table-cell office:value-type="string" calcext:value-type="string">
            <text:p>Shipping Cost = <text:s/>64000 AMD</text:p>
          </table:table-cell>
          <table:table-cell office:value-type="string" calcext:value-type="string">
            <text:p>64000AM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rehouse Country – Russia, Personal Parcel, By Air</text:p>
          </table:table-cell>
          <table:table-cell office:value-type="string" calcext:value-type="string">
            <text:p>1. Go to site https://onex.am/ 2. Click on “Shipping Calculator” 3. Choose the warehouse Country 4. Click “Personal Parcel”</text:p>
          </table:table-cell>
          <table:table-cell office:value-type="string" calcext:value-type="string">
            <text:p>____________________________________</text:p>
          </table:table-cell>
          <table:table-cell office:value-type="string" calcext:value-type="string">
            <text:p>Block Personal Parcel checkbox</text:p>
          </table:table-cell>
          <table:table-cell office:value-type="string" calcext:value-type="string">
            <text:p>Blocked Personal Parcel checkbox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arehouse Country – Russia, Online Shopping, By Sea</text:p>
          </table:table-cell>
          <table:table-cell office:value-type="string" calcext:value-type="string">
            <text:p>1. Go to site https://onex.am/ 2. Click on “Shipping Calculator” 3. Choose the warehouse Country 4. Click “Online Shopping” 5. Click “By Sea”</text:p>
          </table:table-cell>
          <table:table-cell office:value-type="string" calcext:value-type="string">
            <text:p>____________________________________</text:p>
          </table:table-cell>
          <table:table-cell office:value-type="string" calcext:value-type="string">
            <text:p>Block By Sea checkbox</text:p>
          </table:table-cell>
          <table:table-cell office:value-type="string" calcext:value-type="string">
            <text:p>Blocked By Sea checkbox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arehouse Country – UK, Online Shopping, By Air</text:p>
          </table:table-cell>
          <table:table-cell office:value-type="string" calcext:value-type="string">
            <text:p>1. Go to site https://onex.am/ 2. Click on “Shipping Calculator” 3. Choose the warehouse Country 4. Click “Online Shopping” 5. Click “By Air” 6. Enter Weight</text:p>
          </table:table-cell>
          <table:table-cell office:value-type="string" calcext:value-type="string">
            <text:p>Weight = 68 kg</text:p>
          </table:table-cell>
          <table:table-cell office:value-type="string" calcext:value-type="string">
            <text:p>Shipping Cost = <text:s/>272000 AMD</text:p>
          </table:table-cell>
          <table:table-cell office:value-type="string" calcext:value-type="string">
            <text:p>272000 AM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arehouse Country – UK, Personal Parcel</text:p>
          </table:table-cell>
          <table:table-cell office:value-type="string" calcext:value-type="string">
            <text:p>1. Go to site https://onex.am/ 2. Click on “Shipping Calculator” 3. Choose the warehouse Country 4. Click “Personal Parcel”</text:p>
          </table:table-cell>
          <table:table-cell office:value-type="string" calcext:value-type="string">
            <text:p>____________________________________</text:p>
          </table:table-cell>
          <table:table-cell office:value-type="string" calcext:value-type="string">
            <text:p>Block Personal Parcel checkbox</text:p>
          </table:table-cell>
          <table:table-cell office:value-type="string" calcext:value-type="string">
            <text:p>Blocked Personal Parcel checkbox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arehouse Country – UK, Online Shopping, By Sea</text:p>
          </table:table-cell>
          <table:table-cell office:value-type="string" calcext:value-type="string">
            <text:p>1. Go to site https://onex.am/ 2. Click on “Shipping Calculator” 3. Choose the warehouse Country 4. Click “Online Shopping” 5. Click “By Sea”</text:p>
          </table:table-cell>
          <table:table-cell office:value-type="string" calcext:value-type="string">
            <text:p>____________________________________</text:p>
          </table:table-cell>
          <table:table-cell office:value-type="string" calcext:value-type="string">
            <text:p>Block By Sea checkbox</text:p>
          </table:table-cell>
          <table:table-cell office:value-type="string" calcext:value-type="string">
            <text:p>Blocked By Sea checkbox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arehouse Country – China, Online Shopping, By Air</text:p>
          </table:table-cell>
          <table:table-cell office:value-type="string" calcext:value-type="string">
            <text:p>1. Go to site https://onex.am/ 2. Click on “Shipping Calculator” 3. Choose the warehouse Country 4. Click “Online Shopping” 5. Click “By Air” 6. Enter Weight</text:p>
          </table:table-cell>
          <table:table-cell office:value-type="string" calcext:value-type="string">
            <text:p>Weight = 2573 kg</text:p>
          </table:table-cell>
          <table:table-cell office:value-type="string" calcext:value-type="string">
            <text:p>Shipping Cost = <text:s/>10292000 AMD</text:p>
          </table:table-cell>
          <table:table-cell office:value-type="string" calcext:value-type="string">
            <text:p>10292000 AM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rehouse Country – China, Personal Parcel, By Air</text:p>
          </table:table-cell>
          <table:table-cell office:value-type="string" calcext:value-type="string">
            <text:p>1. Go to site https://onex.am/ 2. Click on “Shipping Calculator” 3. Choose the warehouse Country 4. Click “Personal Parcel”</text:p>
          </table:table-cell>
          <table:table-cell office:value-type="string" calcext:value-type="string">
            <text:p>____________________________________</text:p>
          </table:table-cell>
          <table:table-cell office:value-type="string" calcext:value-type="string">
            <text:p>Block Personal Parcel checkbox</text:p>
          </table:table-cell>
          <table:table-cell office:value-type="string" calcext:value-type="string">
            <text:p>Blocked Personal Parcel checkbox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arehouse Country – China, Online Shopping, By Sea</text:p>
          </table:table-cell>
          <table:table-cell office:value-type="string" calcext:value-type="string">
            <text:p>1. Go to site https://onex.am/ 2. Click on “Shipping Calculator” 3. Choose the warehouse Country 4. Click “Online Shopping” 5. Click “By Sea”</text:p>
          </table:table-cell>
          <table:table-cell office:value-type="string" calcext:value-type="string">
            <text:p>____________________________________</text:p>
          </table:table-cell>
          <table:table-cell office:value-type="string" calcext:value-type="string">
            <text:p>Block By Sea checkbox</text:p>
          </table:table-cell>
          <table:table-cell office:value-type="string" calcext:value-type="string">
            <text:p>Blocked By Sea checkbox</text:p>
          </table:table-cell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6:11:02.185834178</meta:creation-date>
    <dc:date>2018-11-17T18:44:58.190339432</dc:date>
    <meta:editing-duration>PT1H40M17S</meta:editing-duration>
    <meta:editing-cycles>1</meta:editing-cycles>
    <meta:document-statistic meta:table-count="1" meta:cell-count="126" meta:object-count="0"/>
    <meta:generator>LibreOffice/6.0.3.2$Linux_x86 LibreOffice_project/00m0$Build-2</meta:generator>
  </office:meta>
</office:document-meta>
</file>